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margin-top="0in" fo:margin-bottom="0in" loext:contextual-spacing="false" fo:line-height="100%" fo:keep-together="auto" fo:orphans="0" fo:widows="0" fo:break-before="auto" fo:break-after="auto" fo:padding="0in" fo:border="none" fo:keep-with-next="auto"/>
      <style:text-properties fo:color="#000000"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in" fo:margin-bottom="0in" loext:contextual-spacing="false" fo:line-height="100%" fo:keep-together="auto" fo:orphans="0" fo:widows="0" fo:break-before="auto" fo:break-after="auto" fo:padding="0in" fo:border="none" fo:keep-with-next="auto"/>
    </style:style>
    <style:style style:name="P4" style:family="paragraph" style:parent-style-name="Standard">
      <style:paragraph-properties fo:margin-top="0in" fo:margin-bottom="0in" loext:contextual-spacing="false" fo:line-height="100%" fo:keep-together="auto" fo:orphans="0" fo:widows="0"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loext:contextual-spacing="false" fo:line-height="100%" fo:keep-together="auto" fo:orphans="0" fo:widows="0" fo:break-before="auto" fo:break-after="auto"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in" fo:margin-bottom="0in" loext:contextual-spacing="false" fo:line-height="100%" fo:keep-together="auto" fo:orphans="0" fo:widows="0" fo:break-before="auto" fo:break-after="auto" fo:padding="0in" fo:border="none" fo:keep-with-next="auto"/>
      <style:text-properties fo:color="#00ff00"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1665in" fo:margin-bottom="0.0835in" loext:contextual-spacing="false" fo:line-height="100%" fo:keep-together="auto" fo:orphans="0" fo:widows="0" fo:break-before="auto" fo:break-after="auto" fo:padding="0in" fo:border="none" fo:keep-with-next="auto"/>
    </style:style>
    <style:style style:name="P8" style:family="paragraph" style:parent-style-name="Title" style:master-page-name="Standard">
      <style:paragraph-properties fo:margin-top="0in" fo:margin-bottom="0in" loext:contextual-spacing="false" fo:line-height="100%" fo:keep-together="auto" fo:orphans="0" fo:widows="0" style:page-number="1" fo:break-before="auto" fo:break-after="auto" fo:padding="0in" fo:border="none" fo:keep-with-next="auto"/>
    </style:style>
    <style:style style:name="T1" style:family="text">
      <style:text-properties fo:font-size="30pt" style:font-size-asian="30pt" style:font-size-complex="30pt"/>
    </style:style>
    <style:style style:name="T2" style:family="text">
      <style:text-properties fo:color="#000000" style:font-name="Times New Roman" fo:font-size="12pt" style:font-name-asian="Times New Roman1" style:font-size-asian="12pt" style:font-name-complex="Times New Roman1" style:font-size-complex="12pt"/>
    </style:style>
    <style:style style:name="T3" style:family="text">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4"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5" style:family="text">
      <style:text-properties fo:color="#000000" style:font-name="Times New Roman" fo:font-size="12pt" fo:font-style="italic" style:font-name-asian="Times New Roman1" style:font-size-asian="12pt" style:font-style-asian="italic" style:font-name-complex="Times New Roman1" style:font-size-complex="12pt"/>
    </style:style>
    <style:style style:name="T6" style:family="text">
      <style:text-properties fo:color="#000000" style:font-name="Arial" fo:font-size="14pt" fo:font-weight="bold" style:font-name-asian="Arial1" style:font-size-asian="14pt" style:font-weight-asian="bold" style:font-name-complex="Arial1" style:font-size-complex="14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style>
    <style:style style:name="T9" style:family="text">
      <style:text-properties style:font-name="Times New Roman" fo:font-size="12pt" fo:font-style="italic" style:font-name-asian="Times New Roman1" style:font-size-asian="12pt" style:font-style-asian="italic" style:font-name-complex="Times New Roman1" style:font-size-complex="12pt"/>
    </style:style>
    <style:style style:name="T1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1" style:family="text">
      <style:text-properties fo:color="#00ff00" style:font-name="Times New Roman" fo:font-size="12pt" style:font-name-asian="Times New Roman1" style:font-size-asian="12pt" style:font-name-complex="Times New Roman1" style:font-size-complex="12pt"/>
    </style:style>
    <style:style style:name="T12" style:family="text">
      <style:text-properties fo:color="#0000ff" style:font-name="Times New Roman" fo:font-size="12pt" style:font-name-asian="Times New Roman1" style:font-size-asian="12pt" style:font-name-complex="Times New Roman1" style:font-size-complex="12pt"/>
    </style:style>
    <style:style style:name="T13" style:family="text">
      <style:text-properties fo:color="#ff9900" style:font-name="Times New Roman" fo:font-size="12pt" style:font-name-asian="Times New Roman1" style:font-size-asian="12pt" style:font-name-complex="Times New Roman1" style:font-size-complex="12pt"/>
    </style:style>
    <style:style style:name="T14" style:family="text">
      <style:text-properties fo:color="#ff0000"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443xnyl54q67"/><text:span text:style-name="T1">Pupsocket's Guide to Dipping Cleric</text:span></text:p>
      <text:p text:style-name="P1">Updated with Inner Sea Gods and all subdomains on d20pfsrd, <text:s/>9. July 2014.</text:p>
      <text:p text:style-name="P2"/>
      <text:p text:style-name="P3"><text:span text:style-name="T2">So, you're considering a single level of Cleric. Since you're considering multiclassing, you're probably not a main caster. Therefore, I will write the guide on the default assumption that your role in combat is going to involve more attack rolls and less spellcasting. </text:span></text:p>
      <text:p text:style-name="P4"/>
      <text:p text:style-name="P3"><text:span text:style-name="T7">I’ve used the usual colored ratings, but most of the bad and very bad choices are not in the guide at all, to make it easier to find the actual relevant choices.</text:span></text:p>
      <text:p text:style-name="P2"/>
      <text:p text:style-name="P3"><text:a xlink:type="simple" xlink:href="#4mlqfmgymzst" text:style-name="ListLabel_20_1" text:visited-style-name="ListLabel_20_1"><text:span text:style-name="T10">Class Features</text:span></text:a></text:p>
      <text:p text:style-name="P3"><text:a xlink:type="simple" xlink:href="#vacg4okjixid" text:style-name="ListLabel_20_1" text:visited-style-name="ListLabel_20_1"><text:span text:style-name="T10">Domains</text:span></text:a></text:p>
      <text:p text:style-name="P3"><text:a xlink:type="simple" xlink:href="#cipw0kx61uob" text:style-name="ListLabel_20_1" text:visited-style-name="ListLabel_20_1"><text:span text:style-name="T10">Inquisitions</text:span></text:a></text:p>
      <text:p text:style-name="P3"><text:a xlink:type="simple" xlink:href="#gh7v6yt7f34a" text:style-name="ListLabel_20_1" text:visited-style-name="ListLabel_20_1"><text:span text:style-name="T10">Feats</text:span></text:a></text:p>
      <text:p text:style-name="P3"><text:a xlink:type="simple" xlink:href="#a4uc5977xzxt" text:style-name="ListLabel_20_1" text:visited-style-name="ListLabel_20_1"><text:span text:style-name="T10">Variant Channeling</text:span></text:a></text:p>
      <text:p text:style-name="P3"><text:a xlink:type="simple" xlink:href="#w6q5ow7h5mop" text:style-name="ListLabel_20_1" text:visited-style-name="ListLabel_20_1"><text:span text:style-name="T10">Archetypes</text:span></text:a></text:p>
      <text:p text:style-name="P3"><text:bookmark text:name="4mlqfmgymzst"/></text:p>
      <text:p text:style-name="P7"><text:span text:style-name="T3">Class Features</text:span></text:p>
      <text:p text:style-name="P2"/>
      <text:p text:style-name="P3"><text:span text:style-name="T2">You're not really choosing between options yet, so no colors.</text:span></text:p>
      <text:p text:style-name="P2"/>
      <text:p text:style-name="P3"><text:span text:style-name="T4">Skills:</text:span><text:span text:style-name="T2"> A measly 2 skill points. But you get Sense Motive, Diplomacy and most of the Knowledges as class skills.</text:span></text:p>
      <text:p text:style-name="P3"><text:span text:style-name="T4">Base Attack Bonus</text:span><text:span text:style-name="T2">: You lose one point. That's pretty bad, so make sure you get your money's worth.</text:span></text:p>
      <text:p text:style-name="P3"><text:soft-page-break/><text:span text:style-name="T4">Saves:</text:span><text:span text:style-name="T2"> +2 Fort and Will. Sweet. That's pretty much a decent feat's worth of improvement.</text:span></text:p>
      <text:p text:style-name="P3"><text:span text:style-name="T4">Aura:</text:span><text:span text:style-name="T2"> You ping on Detect [alignment] spells. That might help negotiations with outsiders. Also, you can take Sacred Summons, and if you're good, you can do double damage when the Paladin casts Litany of Righteousness.</text:span></text:p>
      <text:p text:style-name="P3"><text:span text:style-name="T4">Channel Energy 1d6:</text:span><text:span text:style-name="T2"> Meh. 1D6 healing or hurting is nothing to get excited about. But let's see what we can do with it later. <text:s/></text:span></text:p>
      <text:p text:style-name="P3"><text:span text:style-name="T4">Domains:</text:span><text:span text:style-name="T2"> Oh yeah. This is why you're here, everything else is just gravy.</text:span></text:p>
      <text:p text:style-name="P3"><text:span text:style-name="T4">Orisons &amp; Spellcasting:</text:span><text:span text:style-name="T2"> 2 or 3 spell slots is nice. There are decent spells, even with CL 1. Also, you can use wands and staves without UMD.</text:span></text:p>
      <text:p text:style-name="P3"><text:span text:style-name="T4">Spontaneous Casting:</text:span><text:span text:style-name="T2"> It's pretty much a trap even for a full Cleric.</text:span></text:p>
      <text:p text:style-name="P3"><text:span text:style-name="T4">Basic Proficiencies:</text:span><text:span text:style-name="T2"> Simple Weapons, Medium Armor, Shields. Simple weapons are of interest to Monks, who are not natively proficient with any reach weapons. Medium armor proficiency opens up Mithral Breastplate to people restricted to light armor.</text:span></text:p>
      <text:p text:style-name="P3"><text:span text:style-name="T4">Favored Weapon Proficiency</text:span><text:span text:style-name="T2">: Shuriken. Greatsword. Glaive. Longbow. Anything else you would like? <text:s/></text:span></text:p>
      <text:p text:style-name="P3"><text:bookmark text:name="vacg4okjixid"/></text:p>
      <text:p text:style-name="P7"><text:span text:style-name="T3">Domains</text:span></text:p>
      <text:p text:style-name="P2"/>
      <text:p text:style-name="P3"><text:span text:style-name="T2">When looking at domains, remember that the Cleric Dip only includes level 1 granted powers and 1. Level domain spells. Domains also add all their spells to your spell list for using spell trigger items, but unless a domain is extremely impressive in that regard, I'll ignore it.</text:span><text:span text:style-name="T7"> If your Wis is unimpressive, you’re probably looking for things in the static bonus/bonus feat part of the list.</text:span></text:p>
      <text:p text:style-name="P3"><text:span text:style-name="T7">I’ve put in the animal and terrain domains on the list. These are for Druids. “Other nature-themed classes with access to domains may select an animal or terrain domain in place of a regular domain.” This means Clerics of Gozreh and….whatever you can convince your GM goes.</text:span></text:p>
      <text:p text:style-name="P4"/>
      <text:p text:style-name="P3"><text:span text:style-name="T8">Static bonuses</text:span></text:p>
      <text:p text:style-name="P3"><text:span text:style-name="T11">Animal (Feather):</text:span><text:span text:style-name="T7"> +1 Perception, +2 initiative in surprise rounds, and +1 maneuverability step in flight. All of it useful, none of it impressive. <text:s/></text:span></text:p>
      <text:p text:style-name="P3"><text:span text:style-name="T11">Knowledge:</text:span><text:span text:style-name="T7"> Make a touch attack to identify a monster. Ain't nobody got time for that! You also get all knowledges as class skills.</text:span></text:p>
      <text:p text:style-name="P3"><text:span text:style-name="T11">Sun (Revelation):</text:span><text:span text:style-name="T7"> <text:s/>Perception as a class skill AND a +4 bonus? Nice. </text:span></text:p>
      <text:p text:style-name="P3"><text:span text:style-name="T12">Travel</text:span><text:span text:style-name="T7">: +10 Speed. Ignore difficult terrain as a free action. Great spells.</text:span></text:p>
      <text:p text:style-name="P3"><text:span text:style-name="T11">Trickery:</text:span><text:span text:style-name="T7"> Bluff, Disguise, Stealth class skills, great spells, and a very useful defensive buff if you have move actions to burn.</text:span></text:p>
      <text:p text:style-name="P3"><text:span text:style-name="T11">Void</text:span><text:span text:style-name="T7">: +2 stackable bonus vs. mind-affecting, and good spells. The</text:span><text:span text:style-name="T9"> Confusion</text:span><text:span text:style-name="T7"> effect is not very useful.</text:span></text:p>
      <text:p text:style-name="P3"><text:soft-page-break/><text:span text:style-name="T12">Eagle:</text:span><text:span text:style-name="T7"> You get a familiar, that’s nice enough all by itself. Here’s a tip: Improved Familiar doesn’t count your levels in a familiar-granting class. Also, minor but useful abilities. </text:span></text:p>
      <text:p text:style-name="P3"><text:span text:style-name="T11">Frog:</text:span><text:span text:style-name="T7"> A familiar (who isn’t a bird), and a weird tongue-attack that isn’t stuck at level 1. Reach out and lick a Basilisk.</text:span></text:p>
      <text:p text:style-name="P3"><text:span text:style-name="T11">Monkey:</text:span><text:span text:style-name="T7"> A familiar again, and things you don’t care about. </text:span></text:p>
      <text:p text:style-name="P3"><text:span text:style-name="T12">Plains:</text:span><text:span text:style-name="T7"> Summoning big beefy creatures to trample your enemies is fun.</text:span></text:p>
      <text:p text:style-name="P3"><text:span text:style-name="T11">Serpent:</text:span><text:span text:style-name="T7"> Familiars are nice, but this is no Eagle. </text:span></text:p>
      <text:p text:style-name="P4"/>
      <text:p text:style-name="P3"><text:span text:style-name="T8">Bonus feats</text:span></text:p>
      <text:p text:style-name="P3"><text:span text:style-name="T11">Darkness:</text:span><text:span text:style-name="T7"> Free Blind-fight feat. Useless domain ability. Subdomains optional.</text:span></text:p>
      <text:p text:style-name="P3"><text:span text:style-name="T11">Rune:</text:span><text:span text:style-name="T7"> Most useless blast yet. But you get Scribe Scroll and the surprisingly useful Erase spell.</text:span></text:p>
      <text:p text:style-name="P3"><text:span text:style-name="T12">Wolf:</text:span><text:span text:style-name="T7"> Free Improved Trip. No Combat Expertise, no Int 13, just free Improved Trip. And good wand spells.</text:span></text:p>
      <text:p text:style-name="P5"/>
      <text:p text:style-name="P3"><text:span text:style-name="T8">Standard actions (these are usable 3+wis times per day)</text:span></text:p>
      <text:p text:style-name="P3"><text:span text:style-name="T12">Chaos:</text:span><text:span text:style-name="T7"> Touch of Chaos is a great no-save debuff. Most subdomains give it up, so don’t take them.</text:span></text:p>
      <text:p text:style-name="P3"><text:span text:style-name="T11">Chaos (Azata):</text:span><text:span text:style-name="T7"> Granting a reroll on mind affecting stuff can be a lifesaver, but this subdomain is just better for a dedicated Cleric. also, you're giving up Touch of Chaos.</text:span></text:p>
      <text:p text:style-name="P3"><text:span text:style-name="T13">Community:</text:span><text:span text:style-name="T7"> Heal non-lethal damage and cure lesser status effects; only interesting if it synergizes well with a teammate. The subdomains are terrible.</text:span></text:p>
      <text:p text:style-name="P3"><text:span text:style-name="T13">Fire (Smoke):</text:span><text:span text:style-name="T7"> The granted ability lacks a duration, but it's nice. The spells are awesome, but not so much from a wand or scroll.</text:span></text:p>
      <text:p text:style-name="P3"><text:span text:style-name="T11">Good (Azata):</text:span><text:span text:style-name="T7"> Still a useful domain. Also puts Fly on your spell list.</text:span></text:p>
      <text:p text:style-name="P3"><text:span text:style-name="T11">Healing (Restoration):</text:span><text:span text:style-name="T7"> Remove minor status effects with a touch.</text:span></text:p>
      <text:p text:style-name="P3"><text:span text:style-name="T12">Law:</text:span><text:span text:style-name="T7"> Spending a standard action is steep, but ”I hit. I cleave, I hit. I save. He provokes? I trip him” from your meathead without uncertainty is pretty golden.</text:span></text:p>
      <text:p text:style-name="P3"><text:span text:style-name="T12">Law (Judgement)</text:span><text:span text:style-name="T7">: +1 caster level. You can loophole casting a spell that would normally have a long casting time as a standard action instead. </text:span></text:p>
      <text:p text:style-name="P3"><text:span text:style-name="T11">Liberation (Freedom):</text:span><text:span text:style-name="T7"> Liberty's Blessing is harder to use than the other save-granting abilities, but it's not limited to enchantments and it can be used as a pre-buff. <text:s/></text:span></text:p>
      <text:p text:style-name="P3"><text:soft-page-break/><text:span text:style-name="T12">Luck: </text:span><text:span text:style-name="T7">A very useful buff for your buddy. I prefer Law, though. This domain also has True Strike. Subdomains optional.</text:span></text:p>
      <text:p text:style-name="P3"><text:span text:style-name="T13">Madness (Insanity):</text:span><text:span text:style-name="T7"> The defense against mind-affecting is better than it seems at first glance, but it's only 1 minute.</text:span></text:p>
      <text:p text:style-name="P3"><text:span text:style-name="T11">Magic (Arcane):</text:span><text:span text:style-name="T7"> CL boosts are hard to come by in PF.</text:span></text:p>
      <text:p text:style-name="P3"><text:span text:style-name="T11">Nobility (Leadership):</text:span><text:span text:style-name="T7"> If you're committed to stand around and give minor circumstance bonuses, this one is at least unlimited.</text:span></text:p>
      <text:p text:style-name="P3"><text:span text:style-name="T12">Repose:</text:span><text:span text:style-name="T7"> That's a nasty no-save, no-SR, not mind-affecting bad touch debuff.</text:span></text:p>
      <text:p text:style-name="P4"/>
      <text:p text:style-name="P3"><text:span text:style-name="T8">Other actions (these are usable 3+wis times per day)</text:span></text:p>
      <text:p text:style-name="P3"><text:span text:style-name="T7">(some of these are standard actions, but not used in combat, so they go here)</text:span></text:p>
      <text:p text:style-name="P6"/>
      <text:p text:style-name="P3"><text:span text:style-name="T11">Animal (Fur):</text:span><text:span text:style-name="T7"> +10’ speed is not much, but it's a swift action. You get Magic Fang on your spell list, if for some reason you want it and don't already have it.</text:span></text:p>
      <text:p text:style-name="P3"><text:span text:style-name="T11">Water (Rivers</text:span><text:span text:style-name="T7">): +10’ land or swim speed as a free action.</text:span></text:p>
      <text:p text:style-name="P3"><text:span text:style-name="T11">Charm (Love):</text:span><text:span text:style-name="T7"> Will save DC 10+Wis or lose an attack; as an immediate action multiple times per day, very nice when it works.</text:span></text:p>
      <text:p text:style-name="P3"><text:span text:style-name="T12">Destruction (Torture):</text:span><text:span text:style-name="T7"> Free action intimidate, with a bonus equal to damage dealt? Pure gold for a demoralizer build. </text:span></text:p>
      <text:p text:style-name="P3"><text:span text:style-name="T12">Glory (Honor):</text:span><text:span text:style-name="T7"> Standard action new save vs. charm/compulsion is good. Immediate action new save for yourself is pretty damn good.</text:span></text:p>
      <text:p text:style-name="P3"><text:span text:style-name="T12">Knowledge (Memory):</text:span><text:span text:style-name="T7"> Reroll knowledge checks, with a bonus, for you or your buddies.</text:span></text:p>
      <text:p text:style-name="P3"><text:span text:style-name="T11">Law (Loyalty)</text:span><text:span text:style-name="T7">: +4 save vs. charms and compulsions, duration: Enough. Nice. <text:s text:c="3"/></text:span></text:p>
      <text:p text:style-name="P3"><text:span text:style-name="T12">Plant (Growth):</text:span><text:span text:style-name="T7"> Swift action Enlarge. It won't give you opportunity attacks, but it will give you damage, move-and-attack vs reach without AoO or full attack at targets more than one step away. Also, you can use wands of Enlarge Person.</text:span></text:p>
      <text:p text:style-name="P3"><text:span text:style-name="T13">Magic (Divine): </text:span><text:span text:style-name="T7">Whenever you are the target of a divine spell – that's pretty often. Limited uses per day keeps this ability from a better rating.</text:span></text:p>
      <text:p text:style-name="P3"><text:span text:style-name="T12">Travel</text:span><text:span text:style-name="T7">: +10 Speed. Ignore difficult terrain as a free action. Great spells.</text:span></text:p>
      <text:p text:style-name="P3"><text:span text:style-name="T12">Travel (Exploration):</text:span><text:span text:style-name="T7"> Give up a great movement power for a great reconaissance power. This ability lets you know if you should prebuff, and prebuff wins D&amp;D.</text:span><text:span text:style-name="T2"> </text:span></text:p>
      <text:p text:style-name="P3"><text:span text:style-name="T11">Trickery:</text:span><text:span text:style-name="T7"> Bluff, Disguise, Stealth class skills, great spells, and a very useful defensive buff if you have move actions to burn.</text:span></text:p>
      <text:p text:style-name="P3"><text:soft-page-break/><text:span text:style-name="T12">Trickery (Ambush):</text:span><text:span text:style-name="T7"> Swift action concealment/full concealment? I’m sure you can find a use for that. <text:s/></text:span></text:p>
      <text:p text:style-name="P3"><text:span text:style-name="T11">War (Tactics):</text:span><text:span text:style-name="T7"> Letting an ally roll twice for initiative is fantastic.</text:span></text:p>
      <text:p text:style-name="P3"><text:span text:style-name="T13">Cave:</text:span><text:span text:style-name="T7"> You get Darkvision for a couple of hours each day.</text:span></text:p>
      <text:p text:style-name="P3"><text:span text:style-name="T11">Desert:</text:span><text:span text:style-name="T7"> Free action Blur multiple times per day means never having to suffer sneak attacks from flanking or invisibility. </text:span></text:p>
      <text:p text:style-name="P3"><text:bookmark text:name="cipw0kx61uob"/></text:p>
      <text:p text:style-name="P7"><text:span text:style-name="T3">Inquisitions</text:span></text:p>
      <text:p text:style-name="P3"><text:span text:style-name="T2">Domain using classes (like Clerics) can use Inquisitions. Ultimate Magic trumps Ultimate Combat on this.</text:span></text:p>
      <text:p text:style-name="P2"/>
      <text:p text:style-name="P3"><text:span text:style-name="T11">Banishment:</text:span><text:span text:style-name="T2"> If this works like it says, it’s very nice if you’re already a Bad Touch guy. It’s probably meant to be a separate action, though – in that case, it’s red.</text:span></text:p>
      <text:p text:style-name="P3"><text:span text:style-name="T12">Black Powder:</text:span><text:span text:style-name="T2"> This is almost a level of Gunslinger all by itself. <text:s/></text:span></text:p>
      <text:p text:style-name="P3"><text:span text:style-name="T12">Conversion:</text:span><text:span text:style-name="T2"> For the right build, that’s easily +6 or more to 3 important skills right there.</text:span></text:p>
      <text:p text:style-name="P3"><text:span text:style-name="T11">Persistence:</text:span><text:span text:style-name="T2"> Step Up as a </text:span><text:span text:style-name="T7">b</text:span><text:span text:style-name="T2">onus feat and a speed bonus, not bad. </text:span></text:p>
      <text:p text:style-name="P3"><text:span text:style-name="T11">Sin:</text:span><text:span text:style-name="T2"> Quick, name a sin. Was it Pride or Greed? It totally was, and now I get +4 on my next Charisma check. </text:span></text:p>
      <text:p text:style-name="P3"><text:span text:style-name="T12">Spellkiller:</text:span><text:span text:style-name="T2"> Disruptive bonus feat (it doesn’t open up the later feats, unfortunately), and +2 AC for the rest of the encounter after your first kill. Also, you get an ability to stagger enemy casters that’s only half written. </text:span></text:p>
      <text:p text:style-name="P3"><text:bookmark text:name="gh7v6yt7f34a"/></text:p>
      <text:p text:style-name="P7"><text:span text:style-name="T3">Feats</text:span></text:p>
      <text:p text:style-name="P3"><text:span text:style-name="T2">A Cleric dip opens up new feat choices. A lot of them deal with Channel Energy, and are not at all relevant if you’re sticking with a single die, so I won’t mention them. </text:span></text:p>
      <text:p text:style-name="P2"/>
      <text:p text:style-name="P3"><text:span text:style-name="T14">Channel Smite:</text:span><text:span text:style-name="T2"> You’re only taking this for Guided Hand. </text:span></text:p>
      <text:p text:style-name="P3"><text:span text:style-name="T12">Channeling Scourge:</text:span><text:span text:style-name="T2"> For a single feat, you can blast undead (or the living) like a full Cleric, IF you’re playing Inquisitor. </text:span></text:p>
      <text:p text:style-name="P3"><text:span text:style-name="T14">Command Undead:</text:span><text:span text:style-name="T2"> Commanding undead is nice. A 1 HD limit, less so. </text:span></text:p>
      <text:p text:style-name="P3"><text:soft-page-break/><text:span text:style-name="T12">Crusader’s Flurry:</text:span><text:span text:style-name="T2"> Flurry with a greatsword? Sure. </text:span></text:p>
      <text:p text:style-name="P3"><text:span text:style-name="T12">Divine Interference:</text:span><text:span text:style-name="T2"> Better for a Cleric. But spending a 1. Level spell, CL 1, to get a successful attack rerolled? Worth it. Note that the prereqs are separate: Divine spells, AND level 10 caster. So Magus 10/Cleric 1, no problem. </text:span></text:p>
      <text:p text:style-name="P3"><text:span text:style-name="T12">Domain Strike:</text:span><text:span text:style-name="T2"> If you’re using unarmed attacks, adding Bad Touch to your attacks as a swift action is just pure action economy gravy. </text:span></text:p>
      <text:p text:style-name="P3"><text:span text:style-name="T11">Guided Hand: </text:span><text:span text:style-name="T2">Wisdom to attack rolls with a favored weapon. Gravy. But it’s costly.</text:span></text:p>
      <text:p text:style-name="P3"><text:span text:style-name="T14">Life Lure:</text:span><text:span text:style-name="T2"> Fascinating enemies is less useful IMO than Frightening them. </text:span></text:p>
      <text:p text:style-name="P3"><text:span text:style-name="T13">Turn Undead:</text:span><text:span text:style-name="T2"> The save DC doesn’t increase, but a failed save will send even a Dracolich running.</text:span></text:p>
      <text:p text:style-name="P3"><text:span text:style-name="T11">Selective Channeling</text:span><text:span text:style-name="T7">: Arguably worth it with many of the variant channeling options.</text:span></text:p>
      <text:p text:style-name="P3"><text:span text:style-name="T11">Clarifying channel (</text:span><text:span text:style-name="T7">Inner Sea Gods, Shelyn): Grant re-save vs charms, compulsions. </text:span></text:p>
      <text:p text:style-name="P3"><text:span text:style-name="T11">Ki Channel</text:span><text:span text:style-name="T7"> (Inner Sea Gods, Irori): Turn channel energy into Ki points. </text:span></text:p>
      <text:p text:style-name="P3"><text:span text:style-name="T2"><text:s/></text:span><text:bookmark text:name="a4uc5977xzxt"/></text:p>
      <text:p text:style-name="P7"><text:span text:style-name="T3">Variant Channeling</text:span></text:p>
      <text:p text:style-name="P3"><text:span text:style-name="T2">Since we’re only channeling 1 die, many of these are too insignificant to mention. As with Animal &amp; Terrain domains, there’s no definitive list of which options go with which gods. </text:span></text:p>
      <text:p text:style-name="P2"/>
      <text:p text:style-name="P3"><text:span text:style-name="T13">Air/Sky/Wind</text:span><text:span text:style-name="T2">: Save or half movement might occasionally be useful.</text:span></text:p>
      <text:p text:style-name="P3"><text:span text:style-name="T12">Ale/Wine:</text:span><text:span text:style-name="T2"> Negate sickened, nauseated and ability penalties for 1 turn? That might be worth an action. Will save or be nauseated, as an area effect? Pretty sweet. As written, Undead are not immune to this. </text:span></text:p>
      <text:p text:style-name="P3"><text:span text:style-name="T12">Bravery/Valor:</text:span><text:span text:style-name="T2"> New save vs. fear is worth an action. </text:span></text:p>
      <text:p text:style-name="P3"><text:span text:style-name="T13">Cities:</text:span><text:span text:style-name="T2"> Save or you basically can’t 5’ step for a turn. <text:tab/></text:span></text:p>
      <text:p text:style-name="P3"><text:span text:style-name="T11">Darkness:</text:span><text:span text:style-name="T2"> You can drop the light level for a minute? Sweet. </text:span></text:p>
      <text:p text:style-name="P3"><text:span text:style-name="T12">Disease:</text:span><text:span text:style-name="T2"> Heal ability damage. </text:span></text:p>
      <text:p text:style-name="P3"><text:span text:style-name="T12">Earth:</text:span><text:span text:style-name="T2"> Drop a persistent difficult terrain area. Tactically very useful. </text:span></text:p>
      <text:p text:style-name="P3"><text:span text:style-name="T12">Envy:</text:span><text:span text:style-name="T2"> Holy shit, a failed save means you waste your turn provoking an attack of opportunity?</text:span></text:p>
      <text:p text:style-name="P3"><text:soft-page-break/><text:span text:style-name="T13">Farming:</text:span><text:span text:style-name="T2"> Ignore fatigue or cause it. Barbarians probably care a whole lot. <text:s/></text:span></text:p>
      <text:p text:style-name="P3"><text:span text:style-name="T13">Freedom:</text:span><text:span text:style-name="T2"> It’s kinda like casting </text:span><text:span text:style-name="T5">slow </text:span><text:span text:style-name="T2">for a turn. </text:span></text:p>
      <text:p text:style-name="P3"><text:span text:style-name="T13">Madness:</text:span><text:span text:style-name="T2"> It’s kinda like casting </text:span><text:span text:style-name="T5">Confusion </text:span><text:span text:style-name="T2">for a turn. </text:span></text:p>
      <text:p text:style-name="P3"><text:span text:style-name="T11">Rulership:</text:span><text:span text:style-name="T2"> So, it’s </text:span><text:span text:style-name="T5">Mass Daze</text:span><text:span text:style-name="T2">?</text:span></text:p>
      <text:p text:style-name="P3"><text:span text:style-name="T12">Self-Perfection:</text:span><text:span text:style-name="T2"> Ignore one temporary condition for 1 round? Sweet. </text:span></text:p>
      <text:p text:style-name="P3"><text:span text:style-name="T11">Sun: </text:span><text:span text:style-name="T2">If you care about having Bright light, this is a very cheap way to get it. </text:span></text:p>
      <text:p text:style-name="P3"><text:bookmark text:name="w6q5ow7h5mop"/></text:p>
      <text:p text:style-name="P7"><text:span text:style-name="T3">Archetypes</text:span></text:p>
      <text:p text:style-name="P3"><text:span text:style-name="T14">Cloistered Cleric</text:span><text:span text:style-name="T2">: The costs are excessively front-loaded, so it’s not worthwhile for a dip.</text:span></text:p>
      <text:p text:style-name="P3"><text:span text:style-name="T11">Crusader:</text:span><text:span text:style-name="T2"> Lose a domain and a daily 0. and 1. Level spell, gain a bonus combat feat from a very short list. </text:span></text:p>
      <text:p text:style-name="P3"><text:span text:style-name="T14">Devilbane Priest/Mendevian</text:span><text:span text:style-name="T2">: Lose a domain and some casting for Heavy Armor Proficiency and +1 to one skill. Pass. </text:span></text:p>
      <text:p text:style-name="P3"><text:span text:style-name="T13">Divine Strategist</text:span><text:span text:style-name="T2">: Lose a domain and channeling, gain ability to act in a surprise round. </text:span></text:p>
      <text:p text:style-name="P3"><text:span text:style-name="T11">Evangelist:</text:span><text:span text:style-name="T2"> If you need Bardic Performance for something else, this is a better dip than Bard. </text:span></text:p>
      <text:p text:style-name="P3"><text:span text:style-name="T14">Hidden Priest/Razmirian</text:span><text:span text:style-name="T2">: Blah blah blah disguise spellcasting as something else, lose a domain. </text:span></text:p>
      <text:p text:style-name="P3"><text:span text:style-name="T14">Merciful Healer</text:span><text:span text:style-name="T2">: Lose stuff, gain nothing. <text:s/></text:span></text:p>
      <text:p text:style-name="P3"><text:span text:style-name="T14">Scroll Scholar</text:span><text:span text:style-name="T2">: Lose a domain ability for +1 to one Knowledge skill. </text:span></text:p>
      <text:p text:style-name="P3"><text:span text:style-name="T12">Seperatist:</text:span><text:span text:style-name="T2"> Mix and match domains? Yes please. Lots of domain abilities work just fine with lower Cha or Wis. </text:span></text:p>
      <text:p text:style-name="P3"><text:span text:style-name="T11">Theologian:</text:span><text:span text:style-name="T2"> +2 level to your domain power will rarely matter, although it does allow a familiar to get Deliver Touch Spells. The ability to prepare your domain spells a few times per day is nice. </text:span></text:p>
      <text:p text:style-name="P3"><text:span text:style-name="T14">Undead Lord</text:span><text:span text:style-name="T2">: A single bad domain and a level dependent ability. </text:span></text:p>
      <text:p text:style-name="P3"><text:span text:style-name="T12">Varisian Pilgrim</text:span><text:span text:style-name="T2">: Restricted choices – but several blue choices on the list. You get to use your power on your friends as if they were you, at range 30’. There are plenty of powers that are very useful like that. Lose Medium armor. </text:span></text:p>
      <text:p text:style-name="P4"/>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a"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da"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uto" fo:orphans="0" fo:widows="0" fo:break-before="auto" fo:break-after="auto" fo:keep-with-next="auto"/>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uto" fo:orphans="0" fo:widows="0" fo:break-before="auto" fo:break-after="auto" fo:keep-with-next="auto"/>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uto" fo:orphans="0" fo:widows="0" fo:break-before="auto" fo:break-after="auto" fo:keep-with-next="auto"/>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uto" fo:orphans="0" fo:widows="0" fo:break-before="auto" fo:break-after="auto" fo:keep-with-next="auto"/>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break-before="auto" fo:break-after="auto" fo:keep-with-next="auto"/>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break-before="auto" fo:break-after="auto" fo:keep-with-next="auto"/>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break-before="auto" fo:break-after="auto"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uto" fo:orphans="0" fo:widows="0" fo:break-before="auto" fo:break-after="auto"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6" meta:word-count="2089" meta:character-count="12413" meta:non-whitespace-character-count="10379"/>
    <meta:generator>LibreOfficeDev/6.0.5.2$Linux_X86_64 LibreOffice_project/</meta:generator>
  </office:meta>
</office:document-meta>
</file>